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0.899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153">
      <style:table-cell-properties style:rotation-align="none"/>
    </style:style>
    <style:style style:name="ce2" style:family="table-cell" style:parent-style-name="Default" style:data-style-name="N152">
      <style:table-cell-properties style:rotation-align="none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1" table:number-columns-repeated="16380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16380"/>
        </table:table-row>
        <table:table-row table:style-name="ro1">
          <table:table-cell/>
          <table:table-cell table:style-name="Default" office:value-type="string" calcext:value-type="string">
            <text:p>Turns</text:p>
          </table:table-cell>
          <table:table-cell table:style-name="Default" office:value-type="string" calcext:value-type="string">
            <text:p>Inductance</text:p>
          </table:table-cell>
          <table:table-cell/>
          <table:table-cell table:style-name="Default">
            <draw:frame table:end-cell-address="Tabelle1.K21" table:end-x="0.5638in" table:end-y="0.1598in" draw:z-index="0" draw:name="Diagramm 1" draw:style-name="gr1" draw:text-style-name="P1" svg:width="5.0236in" svg:height="3.6807in" svg:x="0.4776in" svg:y="0.0417in">
              <draw:object draw:notify-on-update-of-ranges="Tabelle1.C3:Tabelle1.C3 Tabelle1.C4:Tabelle1.C21 Tabelle1.B4:Tabelle1.B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6379"/>
        </table:table-row>
        <table:table-row table:style-name="ro1">
          <table:table-cell/>
          <table:table-cell office:value-type="float" office:value="30.5" calcext:value-type="float">
            <text:p>31 T</text:p>
          </table:table-cell>
          <table:table-cell office:value-type="float" office:value="74.5" calcext:value-type="float">
            <text:p>75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9.5" calcext:value-type="float">
            <text:p>30 T</text:p>
          </table:table-cell>
          <table:table-cell office:value-type="float" office:value="69.8" calcext:value-type="float">
            <text:p>70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8.5" calcext:value-type="float">
            <text:p>29 T</text:p>
          </table:table-cell>
          <table:table-cell office:value-type="float" office:value="65.3" calcext:value-type="float">
            <text:p>65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7.5" calcext:value-type="float">
            <text:p>28 T</text:p>
          </table:table-cell>
          <table:table-cell office:value-type="float" office:value="60.8" calcext:value-type="float">
            <text:p>61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6.5" calcext:value-type="float">
            <text:p>27 T</text:p>
          </table:table-cell>
          <table:table-cell office:value-type="float" office:value="56.5" calcext:value-type="float">
            <text:p>57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5.5" calcext:value-type="float">
            <text:p>26 T</text:p>
          </table:table-cell>
          <table:table-cell office:value-type="float" office:value="52.6" calcext:value-type="float">
            <text:p>53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4.5" calcext:value-type="float">
            <text:p>25 T</text:p>
          </table:table-cell>
          <table:table-cell office:value-type="float" office:value="48.4" calcext:value-type="float">
            <text:p>48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3.5" calcext:value-type="float">
            <text:p>24 T</text:p>
          </table:table-cell>
          <table:table-cell office:value-type="float" office:value="44.42" calcext:value-type="float">
            <text:p>44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2.5" calcext:value-type="float">
            <text:p>23 T</text:p>
          </table:table-cell>
          <table:table-cell office:value-type="float" office:value="40.84" calcext:value-type="float">
            <text:p>41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1.5" calcext:value-type="float">
            <text:p>22 T</text:p>
          </table:table-cell>
          <table:table-cell office:value-type="float" office:value="37.38" calcext:value-type="float">
            <text:p>37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20.5" calcext:value-type="float">
            <text:p>21 T</text:p>
          </table:table-cell>
          <table:table-cell office:value-type="float" office:value="34.08" calcext:value-type="float">
            <text:p>34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9.5" calcext:value-type="float">
            <text:p>20 T</text:p>
          </table:table-cell>
          <table:table-cell office:value-type="float" office:value="30.86" calcext:value-type="float">
            <text:p>31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8.5" calcext:value-type="float">
            <text:p>19 T</text:p>
          </table:table-cell>
          <table:table-cell office:value-type="float" office:value="27.89" calcext:value-type="float">
            <text:p>28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7.5" calcext:value-type="float">
            <text:p>18 T</text:p>
          </table:table-cell>
          <table:table-cell office:value-type="float" office:value="25.1" calcext:value-type="float">
            <text:p>25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6.5" calcext:value-type="float">
            <text:p>17 T</text:p>
          </table:table-cell>
          <table:table-cell office:value-type="float" office:value="22.28" calcext:value-type="float">
            <text:p>22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5.5" calcext:value-type="float">
            <text:p>16 T</text:p>
          </table:table-cell>
          <table:table-cell office:value-type="float" office:value="19.77" calcext:value-type="float">
            <text:p>20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4.5" calcext:value-type="float">
            <text:p>15 T</text:p>
          </table:table-cell>
          <table:table-cell office:value-type="float" office:value="17.55" calcext:value-type="float">
            <text:p>18 µH</text:p>
          </table:table-cell>
          <table:table-cell/>
          <table:table-cell table:style-name="Default" table:number-columns-repeated="16380"/>
        </table:table-row>
        <table:table-row table:style-name="ro1">
          <table:table-cell/>
          <table:table-cell office:value-type="float" office:value="13.5" calcext:value-type="float">
            <text:p>14 T</text:p>
          </table:table-cell>
          <table:table-cell office:value-type="float" office:value="15.32" calcext:value-type="float">
            <text:p>15 µH</text:p>
          </table:table-cell>
          <table:table-cell/>
          <table:table-cell table:style-name="Default" table:number-columns-repeated="16380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16380"/>
        </table:table-row>
        <table:table-row table:style-name="ro1">
          <table:table-cell/>
          <table:table-cell table:style-name="Default" office:value-type="string" calcext:value-type="string">
            <text:p>Core Names:</text:p>
          </table:table-cell>
          <table:table-cell table:style-name="Default"/>
          <table:table-cell office:value-type="string" calcext:value-type="string">
            <text:p>AS130060A CS330060 77071-A7 P (CGS330060E14)</text:p>
          </table:table-cell>
          <table:table-cell table:style-name="Default" table:number-columns-repeated="16380"/>
        </table:table-row>
      </table:table>
      <table:named-expressions/>
      <table:database-ranges>
        <table:database-range table:name="Tabelle1" table:target-range-address="Tabelle1.B3:Tabelle1.C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0"/>
      <number:text> µH</number:text>
    </number:number-style>
    <number:number-style style:name="N153">
      <number:number number:decimal-places="0" number:min-decimal-places="0" number:min-integer-digits="0"/>
      <number:text> T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Rene</meta:initial-creator>
    <meta:creation-date>2024-06-02T20:15:10</meta:creation-date>
    <dc:date>2025-12-30T00:16:02.063099096</dc:date>
    <meta:editing-duration>PT3M25S</meta:editing-duration>
    <meta:generator>LibreOffice/25.8.4.2$Linux_X86_64 LibreOffice_project/290daaa01b999472f0c7a3890eb6a550fd74c6df</meta:generator>
    <meta:editing-cycles>1</meta:editing-cycles>
    <meta:document-statistic meta:table-count="1" meta:cell-count="40" meta:object-count="1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52">
      <number:number number:decimal-places="0" number:min-decimal-places="0" number:min-integer-digits="0"/>
      <number:text> µH</number:text>
    </number:number-style>
    <number:number-style style:name="N153">
      <number:number number:decimal-places="0" number:min-decimal-places="0" number:min-integer-digits="0"/>
      <number:text> T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5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52">
      <style:chart-properties chart:symbol-type="named-symbol" chart:symbol-name="circl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style:font-size-asian="14pt" style:font-size-complex="14pt"/>
    </style:style>
  </office:automatic-styles>
  <office:body>
    <office:chart>
      <chart:chart svg:width="12.761cm" svg:height="9.35cm" xlink:href=".." xlink:type="simple" chart:class="chart:scatter" chart:style-name="ch1">
        <chart:title svg:x="5.157cm" svg:y="0.323cm" chart:style-name="ch2">
          <text:p><text:span text:style-name="T1">Inductance</text:span></text:p>
        </chart:title>
        <chart:plot-area chart:style-name="ch3" svg:x="0.255cm" svg:y="1.415cm" svg:width="12.251cm" svg:height="7.748cm">
          <chart:coordinate-region svg:x="1.123cm" svg:y="1.601cm" svg:width="11.107cm" svg:height="7.0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C4:Tabelle1.C21" chart:label-cell-address="Tabelle1.C3:Tabelle1.C3" chart:class="chart:scatter">
            <chart:domain table:cell-range-address="Tabelle1.B4:Tabelle1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nductance</text:p>
                <draw:g>
                  <svg:desc>Tabelle1.C3:Tabe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">
                <text:p>30.5</text:p>
                <draw:g>
                  <svg:desc>Tabelle1.B4:Tabelle1.B21</svg:desc>
                </draw:g>
              </table:table-cell>
              <table:table-cell office:value-type="float" office:value="74.5">
                <text:p>74.5</text:p>
                <draw:g>
                  <svg:desc>Tabelle1.C4:Tabelle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">
                <text:p>29.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">
                <text:p>28.5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">
                <text:p>27.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5">
                <text:p>26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5">
                <text:p>25.5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5">
                <text:p>23.5</text:p>
              </table:table-cell>
              <table:table-cell office:value-type="float" office:value="44.42">
                <text:p>44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">
                <text:p>22.5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5">
                <text:p>21.5</text:p>
              </table:table-cell>
              <table:table-cell office:value-type="float" office:value="37.38">
                <text:p>37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5">
                <text:p>20.5</text:p>
              </table:table-cell>
              <table:table-cell office:value-type="float" office:value="34.08">
                <text:p>34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5">
                <text:p>19.5</text:p>
              </table:table-cell>
              <table:table-cell office:value-type="float" office:value="30.86">
                <text:p>30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5">
                <text:p>18.5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5">
                <text:p>15.5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">
                <text:p>14.5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15.32">
                <text:p>1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290daaa01b999472f0c7a3890eb6a550fd74c6d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